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1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523H48M03.001051S" calcext:value-type="time">
            <text:p>1523:48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86]-[.B286] &gt; 0; [.C286]-[.B28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6]-[.F286] &gt; 0; [.G286]-[.F286]; 0)" office:value-type="time" office:time-value="PT00H00M00S" calcext:value-type="time">
            <text:p>00:00</text:p>
          </table:table-cell>
          <table:table-cell table:formula="of:=[.D286]+[.H28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10"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Default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16H29M47.922S" calcext:value-type="time">
            <text:p>16:29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89]-[.B289] &gt; 0; [.C289]-[.B28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9]-[.F289] &gt; 0; [.G289]-[.F289]; 0)" office:value-type="time" office:time-value="PT00H00M00S" calcext:value-type="time">
            <text:p>00:00</text:p>
          </table:table-cell>
          <table:table-cell table:formula="of:=[.D289]+[.H28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91]-[.B291] &gt; 0; [.C291]-[.B29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1]-[.F291] &gt; 0; [.G291]-[.F291]; 0)" office:value-type="time" office:time-value="PT00H00M00S" calcext:value-type="time">
            <text:p>00:00</text:p>
          </table:table-cell>
          <table:table-cell table:formula="of:=[.D291]+[.H29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92]-[.B292] &gt; 0; [.C292]-[.B29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2]-[.F292] &gt; 0; [.G292]-[.F292]; 0)" office:value-type="time" office:time-value="PT00H00M00S" calcext:value-type="time">
            <text:p>00:00</text:p>
          </table:table-cell>
          <table:table-cell table:formula="of:=[.D292]+[.H29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93]-[.B293] &gt; 0; [.C293]-[.B29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3]-[.F293] &gt; 0; [.G293]-[.F293]; 0)" office:value-type="time" office:time-value="PT00H00M00S" calcext:value-type="time">
            <text:p>00:00</text:p>
          </table:table-cell>
          <table:table-cell table:style-name="ce18" table:formula="of:=[.D293]+[.H29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81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81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</table:table-row>
        <table:table-row table:style-name="ro1" table:number-rows-repeated="4">
          <table:table-cell table:style-name="ce78"/>
          <table:table-cell table:style-name="ce67"/>
        </table:table-row>
        <table:table-row table:style-name="ro1" table:number-rows-repeated="2"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9">00/00/0000</text:date>, <text:time style:data-style-name="N2" text:time-value="08:07:35.85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1-09T16:18:05.988000000</dc:date>
    <meta:editing-duration>P67DT20H41M34S</meta:editing-duration>
    <meta:editing-cycles>1790</meta:editing-cycles>
    <meta:generator>LibreOffice/7.2.6.2$Windows_X86_64 LibreOffice_project/b0ec3a565991f7569a5a7f5d24fed7f52653d754</meta:generator>
    <dc:creator>Benjamin Laws</dc:creator>
    <meta:document-statistic meta:table-count="2" meta:cell-count="2164" meta:object-count="0"/>
  </office:meta>
</office:document-meta>
</file>